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family-generic="modern" style:font-pitch="fixed"/>
    <style:font-face style:name="Source Code Pro Black1" svg:font-family="'Source Code Pro Black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41cm" svg:stroke-color="#fff200" draw:marker-start-width="0.412cm" draw:marker-end-width="0.412cm" draw:fill="gradient" draw:fill-color="#000000" draw:fill-gradient-name="Gradient_20_17" draw:textarea-horizontal-align="justify" draw:textarea-vertical-align="middle" draw:auto-grow-height="false" fo:min-height="10.678cm" fo:min-width="10.428cm" fo:padding-top="0.196cm" fo:padding-bottom="0.196cm" fo:padding-left="0.321cm" fo:padding-right="0.321cm" draw:shadow="hidden"/>
    </style:style>
    <style:style style:name="gr2" style:family="graphic" style:parent-style-name="standard">
      <style:graphic-properties draw:stroke="none" draw:fill="gradient" draw:fill-color="#ccbe00" draw:fill-gradient-name="Gradient_20_4" draw:opacity="100%" draw:opacity-name="" draw:textarea-horizontal-align="justify" draw:textarea-vertical-align="middle" draw:auto-grow-height="false" fo:min-height="0.55cm" fo:min-width="17.2cm"/>
    </style:style>
    <style:style style:name="gr3" style:family="graphic" style:parent-style-name="standard">
      <style:graphic-properties svg:stroke-width="0.353cm" svg:stroke-color="#fff200" draw:marker-start-width="0.731cm" draw:marker-end-width="0.731cm" draw:fill="none" draw:fill-color="#000000" draw:textarea-horizontal-align="justify" draw:textarea-vertical-align="middle" draw:auto-grow-height="false" fo:min-height="10.642cm" fo:min-width="10.392cm" fo:padding-top="0.303cm" fo:padding-bottom="0.303cm" fo:padding-left="0.428cm" fo:padding-right="0.428cm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7.35cm"/>
    </style:style>
    <style:style style:name="P1" style:family="paragraph">
      <loext:graphic-properties draw:fill="gradient" draw:fill-color="#000000" draw:fill-gradient-name="Gradient_20_17"/>
      <style:paragraph-properties fo:text-align="center"/>
    </style:style>
    <style:style style:name="P2" style:family="paragraph">
      <loext:graphic-properties draw:fill="gradient" draw:fill-color="#ccbe00" draw:fill-gradient-name="Gradient_20_4" draw:opacity="100%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text-align="center"/>
      <style:text-properties fo:color="#ffffff" style:font-name="Source Code Pro Black1" fo:font-size="300pt" fo:font-style="normal" fo:text-shadow="none" fo:font-weight="bold" fo:background-color="transparent" style:font-size-asian="300pt" style:font-style-asian="normal" style:font-weight-asian="bold" style:font-size-complex="300pt" style:font-style-complex="normal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Source Code Pro Black1" fo:font-size="300pt" fo:font-style="normal" fo:text-shadow="none" fo:font-weight="bold" fo:background-color="transparent" style:font-size-asian="300pt" style:font-style-asian="normal" style:font-weight-asian="bold" style:font-size-complex="300pt" style:font-style-complex="normal" style:font-weight-complex="bold"/>
    </style:style>
    <style:style style:name="T1" style:family="text">
      <style:text-properties fo:color="#ffffff" style:font-name="Source Code Pro Black1" fo:font-size="300pt" fo:font-style="normal" fo:text-shadow="none" fo:font-weight="bold" fo:background-color="transparent" style:font-size-asian="300pt" style:font-style-asian="normal" style:font-weight-asian="bold" style:font-size-complex="30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background">
          <draw:g draw:name="Merged background">
            <draw:custom-shape draw:name="black blackground" draw:style-name="gr1" draw:text-style-name="P1" draw:layer="layout" svg:width="17.6cm" svg:height="17.6cm" svg:x="1.9cm" svg:y="1.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path draw:name="hatchings" draw:style-name="gr2" draw:text-style-name="P2" draw:layer="layout" svg:width="17.599cm" svg:height="16.799cm" svg:x="1.9cm" svg:y="2cm" svg:viewBox="0 0 17600 16800" svg:d="M14400 2000l400 800h-12000l400-800zM15401 4000l400 800h-14001l400-800zM16401 6000l400 800h-16001l400-800zM17401 8000l199 398v4l-199 398h-17201l-200-400 200-400zM16801 10000l-400 800h-15201l-400-800zM15801 12000l-400 800h-13201l-400-800zM14801 14000l-400 800h-11201l-400-800zM13801 16000l-400 800h-9201l-400-800zM13400 0l400 800h-10000l400-800z">
              <text:p/>
            </draw:path>
          </draw:g>
          <draw:custom-shape draw:name="Border" draw:style-name="gr3" draw:text-style-name="P3" draw:layer="layout" svg:width="17.6cm" svg:height="17.6cm" svg:x="1.9cm" svg:y="1.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name="IK" draw:style-name="gr4" draw:text-style-name="P5" draw:layer="layout" svg:width="17.5cm" svg:height="17.6cm" svg:x="1.95cm" svg:y="1.6cm">
          <draw:text-box>
            <text:p text:style-name="P4"><text:span text:style-name="T1">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Black" svg:font-family="'Source Code Pro Black'" style:font-family-generic="modern" style:font-pitch="fixed"/>
    <style:font-face style:name="Source Code Pro Black1" svg:font-family="'Source Code Pro Black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radial" draw:cx="50%" draw:cy="50%" draw:start-color="#000000" draw:end-color="#666666" draw:start-intensity="100%" draw:end-intensity="100%" draw:border="0%"/>
    <draw:gradient draw:name="Gradient_20_4" draw:display-name="Gradient 4" draw:style="linear" draw:start-color="#ccbe00" draw:end-color="#fff2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2:06:45.309000000</meta:creation-date>
    <dc:date>2018-04-14T14:21:32.564000000</dc:date>
    <meta:editing-duration>PT42M5S</meta:editing-duration>
    <meta:editing-cycles>2</meta:editing-cycles>
    <meta:generator>LibreOffice/5.4.6.2$Windows_X86_64 LibreOffice_project/4014ce260a04f1026ba855d3b8d91541c224eab8</meta:generator>
    <meta:document-statistic meta:object-count="6"/>
  </office:meta>
</office:document-meta>
</file>